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7D000000014ACFAFBF4D522C9E.png" manifest:media-type="image/png"/>
  <manifest:file-entry manifest:full-path="Pictures/10000000000009B0000004A1AB9314DE3D730307.png" manifest:media-type="image/png"/>
  <manifest:file-entry manifest:full-path="Pictures/10000001000001EA000000B7AAB355863F3B60D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modern" style:font-pitch="fixed"/>
    <style:font-face style:name="Aptos1" svg:font-family="Aptos" style:font-family-generic="modern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FreeSans2" svg:font-family="FreeSans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modern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family-generic="modern" style:font-pitch="fixed"/>
    <style:font-face style:name="Times New Roman1" svg:font-family="'Times New Roman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One_20_Column_20_Content-title">
      <style:graphic-properties draw:stroke="none" svg:stroke-width="0cm" draw:fill="none" draw:textarea-vertical-align="middle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One_20_Column_20_Content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One_20_Column_20_Content-notes">
      <style:graphic-properties draw:fill-color="#ffffff" fo:min-height="13.364cm"/>
      <style:paragraph-properties style:writing-mode="lr-tb"/>
    </style:style>
    <style:style style:name="pr7" style:family="presentation" style:parent-style-name="One_20_Column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1.27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32pt" fo:letter-spacing="normal" fo:language="en" fo:country="AU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text-transform="uppercase" fo:color="#000000" loext:opacity="100%" style:text-line-through-style="none" style:text-line-through-type="none" style:text-position="0% 100%" style:font-name="Arial3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AU" fo:font-style="normal" style:text-underline-style="none" fo:font-weight="normal" fo:background-color="transparent" style:font-name-asian="Times New Roman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AU" fo:font-style="normal" style:text-underline-style="none" fo:font-weight="normal" fo:background-color="transparent" style:font-name-asian="Aptos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9pt" fo:letter-spacing="normal" fo:language="en" fo:country="AU" fo:font-style="normal" style:text-underline-style="none" fo:font-weight="bold" fo:background-color="transparent" style:font-size-asian="29pt" style:font-style-asian="normal" style:font-weight-asian="bold" style:font-size-complex="29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8pt" fo:letter-spacing="normal" fo:language="en" fo:country="AU" fo:font-style="normal" style:text-underline-style="none" fo:font-weight="normal" fo:background-color="transparent" style:font-name-asian="Aptos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2400/6400, S1, 2025: Media Presentation</presentation:footer-decl>
      <draw:page draw:name="[Add the Title of Your Presentation]" draw:style-name="dp1" draw:master-page-name="Title_20_Slide" presentation:presentation-page-layout-name="AL1T0">
        <draw:frame draw:name="Title 2" presentation:style-name="pr1" draw:text-style-name="P2" draw:layer="layout" svg:width="23.732cm" svg:height="1.799cm" svg:x="2cm" svg:y="4.124cm" presentation:class="title" presentation:user-transformed="true">
          <draw:text-box>
            <text:p text:style-name="P1"><text:span text:style-name="T1">Rational VS Relational Thinking: </text:span></text:p>
          </draw:text-box>
        </draw:frame>
        <draw:custom-shape draw:name="Footer Placeholder 3" draw:style-name="gr1" draw:text-style-name="P4" draw:layer="layout" svg:width="18.545cm" svg:height="1.097cm" svg:x="2cm" svg:y="16.988cm">
          <text:p text:style-name="P3"><text:span text:style-name="T2">COMP2400/6400, S1, 2025: Media 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5" presentation:style-name="pr2" draw:text-style-name="P6" draw:layer="layout" svg:width="23.729cm" svg:height="0.754cm" svg:x="2cm" svg:y="5.927cm" presentation:class="outline" presentation:user-transformed="true">
          <draw:text-box>
            <text:p text:style-name="P5"><text:span text:style-name="T3">Tyler Johnson</text:span></text:p>
            <text:p text:style-name="P5"><text:span text:style-name="T3"/></text:p>
          </draw:text-box>
        </draw:frame>
        <draw:custom-shape draw:name="Text Placeholder 5" draw:style-name="gr2" draw:text-style-name="P8" draw:layer="layout" svg:width="23.729cm" svg:height="0.754cm" svg:x="2cm" svg:y="7.151cm">
          <text:p text:style-name="P7"><text:span text:style-name="T3">[Add the Date of your Recording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the Rational-Individualistic View?" draw:style-name="dp3" draw:master-page-name="One_20_Column_20_Content" presentation:use-footer-name="ftr1">
        <draw:frame draw:name="Title 1" presentation:style-name="pr4" draw:text-style-name="P2" draw:layer="layout" svg:width="23.494cm" svg:height="1.799cm" svg:x="2cm" svg:y="0.763cm" presentation:class="title" presentation:user-transformed="true">
          <draw:text-box>
            <text:p text:style-name="P1"><text:span text:style-name="T1">What Is the Rational-Individualistic View?</text:span></text:p>
          </draw:text-box>
        </draw:frame>
        <draw:frame draw:name="Content Placeholder 2" presentation:style-name="pr5" draw:text-style-name="P6" draw:layer="layout" svg:width="29.999cm" svg:height="12.571cm" svg:x="2cm" svg:y="4.5cm" presentation:class="outline" presentation:user-transformed="true">
          <draw:text-box>
            <text:p text:style-name="P5"><text:span text:style-name="T4">Based on your reading of Birhane (2021), address the following questions:</text:span></text:p>
            <text:list text:style-name="L5">
              <text:list-item>
                <text:p text:style-name="P10"><text:span text:style-name="T5">How can the rational-individualistic view be defined? </text:span></text:p>
              </text:list-item>
              <text:list-item>
                <text:p text:style-name="P10"><text:span text:style-name="T6">What are the implications of the rational-individualistic view for AI researchers, data scientists, and data developers?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the Relational View?" draw:style-name="dp3" draw:master-page-name="One_20_Column_20_Content" presentation:use-footer-name="ftr1">
        <draw:frame draw:name="Title 1" presentation:style-name="pr4" draw:text-style-name="P2" draw:layer="layout" svg:width="23.494cm" svg:height="1.799cm" svg:x="2cm" svg:y="0.763cm" presentation:class="title" presentation:user-transformed="true">
          <draw:text-box>
            <text:p text:style-name="P1"><text:span text:style-name="T7">What Is the Relational View?</text:span></text:p>
          </draw:text-box>
        </draw:frame>
        <draw:frame draw:name="Content Placeholder 2" presentation:style-name="pr5" draw:text-style-name="P6" draw:layer="layout" svg:width="29.999cm" svg:height="12.571cm" svg:x="2cm" svg:y="4.5cm" presentation:class="outline" presentation:user-transformed="true">
          <draw:text-box>
            <text:p text:style-name="P5"><text:span text:style-name="T4">Based on your reading of Birhane (2021), address the following questions:</text:span></text:p>
            <text:list text:style-name="L5">
              <text:list-item>
                <text:p text:style-name="P10"><text:span text:style-name="T5">How can the relational view be characterised? </text:span></text:p>
              </text:list-item>
              <text:list-item>
                <text:p text:style-name="P10"><text:span text:style-name="T6">What is the key assumption of Afro-feminist epistemology?</text:span></text:p>
              </text:list-item>
              <text:list-item>
                <text:p text:style-name="P10"><text:span text:style-name="T6">What is the key assumption of enactive cognitive science?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net 1 of Birhane’s (2021) Framework" draw:style-name="dp3" draw:master-page-name="One_20_Column_20_Content" presentation:use-footer-name="ftr1">
        <draw:frame draw:name="Title 1" presentation:style-name="pr4" draw:text-style-name="P2" draw:layer="layout" svg:width="23.494cm" svg:height="1.799cm" svg:x="2cm" svg:y="0.763cm" presentation:class="title" presentation:user-transformed="true">
          <draw:text-box>
            <text:p text:style-name="P1"><text:span text:style-name="T7">Tenet 1 of Birhane’s (2021) Framework</text:span></text:p>
          </draw:text-box>
        </draw:frame>
        <draw:frame draw:name="Content Placeholder 2" presentation:style-name="pr5" draw:text-style-name="P6" draw:layer="layout" svg:width="29.999cm" svg:height="12.571cm" svg:x="2cm" svg:y="4.5cm" presentation:class="outline" presentation:user-transformed="true">
          <draw:text-box>
            <text:p text:style-name="P5"><text:span text:style-name="T4">Select one out of four tenets of Birhane’s (2021) relational ethics framework and address the following questions:</text:span></text:p>
            <text:list text:style-name="L5">
              <text:list-item>
                <text:p text:style-name="P10"><text:span text:style-name="T5">What is the core assumption motivating this tenet?</text:span></text:p>
              </text:list-item>
              <text:list-item>
                <text:p text:style-name="P10"><text:span text:style-name="T5">How can this aspect of the relational ethics framework inform the development and employment of machine learning algorithms?</text:span></text:p>
              </text:list-item>
              <text:list-item>
                <text:p text:style-name="P10"><text:span text:style-name="T6">Do you agree or disagree with Birhane’s (2021) considerations on this tenet? Provide reasons for your agreement or disagreement.</text:span></text:p>
              </text:list-item>
              <text:list-item>
                <text:p text:style-name="P10"><text:span text:style-name="T6"><text:s/>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net 2 of Birhane’s (2021) Framework " draw:style-name="dp3" draw:master-page-name="One_20_Column_20_Content" presentation:use-footer-name="ftr1">
        <draw:frame draw:name="Title 1" presentation:style-name="pr4" draw:text-style-name="P2" draw:layer="layout" svg:width="23.494cm" svg:height="1.799cm" svg:x="2cm" svg:y="0.763cm" presentation:class="title" presentation:user-transformed="true">
          <draw:text-box>
            <text:p text:style-name="P1"><text:span text:style-name="T7">Tenet 2 of Birhane’s (2021) Framework </text:span></text:p>
          </draw:text-box>
        </draw:frame>
        <draw:frame draw:name="Content Placeholder 2" presentation:style-name="pr5" draw:text-style-name="P6" draw:layer="layout" svg:width="29.999cm" svg:height="12.571cm" svg:x="2cm" svg:y="4.5cm" presentation:class="outline" presentation:user-transformed="true">
          <draw:text-box>
            <text:p text:style-name="P5"><text:span text:style-name="T4">Select an additional tenet of Birhane’s (2021) relational ethics framework and address the following questions:</text:span></text:p>
            <text:list text:style-name="L5">
              <text:list-item>
                <text:p text:style-name="P10"><text:span text:style-name="T5">What is the core assumption motivating this tenet?</text:span></text:p>
              </text:list-item>
              <text:list-item>
                <text:p text:style-name="P10"><text:span text:style-name="T5">How can this aspect of the relational ethics framework inform the development and employment of machine learning algorithms?</text:span></text:p>
              </text:list-item>
              <text:list-item>
                <text:p text:style-name="P10"><text:span text:style-name="T6">Do you agree or disagree with Birhane’s (2021) considerations on this tenet? Provide reasons for your agreement or disagreement.</text:span></text:p>
              </text:list-item>
            </text:list>
            <text:p text:style-name="P10"><text:span text:style-name="T8"/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tigation Strategies" draw:style-name="dp3" draw:master-page-name="One_20_Column_20_Content" presentation:use-footer-name="ftr1">
        <draw:frame draw:name="Title 1" presentation:style-name="pr7" draw:text-style-name="P2" draw:layer="layout" svg:width="23.494cm" svg:height="1.799cm" svg:x="2cm" svg:y="0.763cm" presentation:class="title" presentation:user-transformed="true">
          <draw:text-box>
            <text:p text:style-name="P1"><text:span text:style-name="T1">Mitigation Strategies</text:span></text:p>
          </draw:text-box>
        </draw:frame>
        <draw:frame draw:name="Content Placeholder 2" presentation:style-name="pr5" draw:text-style-name="P6" draw:layer="layout" svg:width="29.999cm" svg:height="12.571cm" svg:x="2cm" svg:y="4.5cm" presentation:class="outline" presentation:user-transformed="true">
          <draw:text-box>
            <text:p text:style-name="P5"><text:span text:style-name="T6">Based on your previous presentation of two tenets of Birhane’s (2021) relational ethics framework, address the following questions:</text:span></text:p>
            <text:list text:style-name="L5">
              <text:list-item>
                <text:p text:style-name="P10"><text:span text:style-name="T5">How can algorithmic biases and other forms of algorithmic injustice be mitigated in relational terms?</text:span></text:p>
              </text:list-item>
              <text:list-item>
                <text:p text:style-name="P10"><text:span text:style-name="T5">How could these relational mitigation strategies work in practice?</text:span></text:p>
              </text:list-item>
              <text:list-item>
                <text:p text:style-name="P10"><text:span text:style-name="T6">Which factors across different stakeholders (e.g., universities, AI companies, end users) could prevent the successful implementation of relational mitigation strategies?</text:span></text:p>
              </text:list-item>
            </text:list>
            <text:p text:style-name="P5"><text:span text:style-name="T6"/></text:p>
            <text:p text:style-name="P5"><text:span text:style-name="T8"/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" draw:style-name="dp3" draw:master-page-name="One_20_Column_20_Content" presentation:use-footer-name="ftr1">
        <draw:frame draw:name="Title 1" presentation:style-name="pr7" draw:text-style-name="P2" draw:layer="layout" svg:width="23.494cm" svg:height="1.799cm" svg:x="2cm" svg:y="0.763cm" presentation:class="title" presentation:user-transformed="true">
          <draw:text-box>
            <text:p text:style-name="P1"><text:span text:style-name="T1">References</text:span></text:p>
          </draw:text-box>
        </draw:frame>
        <draw:frame draw:name="Content Placeholder 2" presentation:style-name="pr5" draw:text-style-name="P6" draw:layer="layout" svg:width="29.999cm" svg:height="12.571cm" svg:x="2cm" svg:y="4.5cm" presentation:class="outline" presentation:user-transformed="true">
          <draw:text-box>
            <text:p text:style-name="P5"><text:span text:style-name="T6">[ADD REFERENCES HERE]</text:span></text:p>
            <text:p text:style-name="P5"><text:span text:style-name="T6"/></text:p>
            <text:p text:style-name="P5"><text:span text:style-name="T8"/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modern" style:font-pitch="fixed"/>
    <style:font-face style:name="Aptos1" svg:font-family="Aptos" style:font-family-generic="modern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FreeSans2" svg:font-family="FreeSans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modern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family-generic="modern" style:font-pitch="fixed"/>
    <style:font-face style:name="Times New Roman1" svg:font-family="'Times New Roman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One_20_Column_20_Content-background" style:display-name="One Column Content-background" style:family="presentation">
      <style:graphic-properties draw:stroke="none" draw:fill="solid" draw:fill-color="#ffffff"/>
      <style:text-properties style:letter-kerning="true"/>
    </style:style>
    <style:style style:name="One_20_Column_20_Content-backgroundobjects" style:display-name="One Column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Content-notes" style:display-name="One Column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Content-outline1" style:display-name="One Column Content-outline1" style:family="presentation">
      <style:graphic-properties draw:stroke="none" draw:fill="none" draw:auto-grow-height="false" draw:fit-to-size="false" style:shrink-to-fit="true">
        <text:list-style style:name="One_20_Column_20_Content-outline1" style:display-name="One Column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One_20_Column_20_Content-outline2" style:display-name="One Column Content-outline2" style:family="presentation" style:parent-style-name="One_20_Column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One_20_Column_20_Content-outline3" style:display-name="One Column Content-outline3" style:family="presentation" style:parent-style-name="One_20_Column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One_20_Column_20_Content-outline4" style:display-name="One Column Content-outline4" style:family="presentation" style:parent-style-name="One_20_Column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One_20_Column_20_Content-outline5" style:display-name="One Column Content-outline5" style:family="presentation" style:parent-style-name="One_20_Column_20_Content-outline4">
      <style:paragraph-properties fo:margin-top="0.1cm" fo:margin-bottom="0cm"/>
      <style:text-properties fo:font-size="20pt" style:font-size-asian="20pt" style:font-size-complex="20pt"/>
    </style:style>
    <style:style style:name="One_20_Column_20_Content-outline6" style:display-name="One Column Content-outline6" style:family="presentation" style:parent-style-name="One_20_Column_20_Content-outline5">
      <style:paragraph-properties fo:margin-top="0.1cm" fo:margin-bottom="0cm"/>
      <style:text-properties fo:font-size="20pt" style:font-size-asian="20pt" style:font-size-complex="20pt"/>
    </style:style>
    <style:style style:name="One_20_Column_20_Content-outline7" style:display-name="One Column Content-outline7" style:family="presentation" style:parent-style-name="One_20_Column_20_Content-outline6">
      <style:paragraph-properties fo:margin-top="0.1cm" fo:margin-bottom="0cm"/>
      <style:text-properties fo:font-size="20pt" style:font-size-asian="20pt" style:font-size-complex="20pt"/>
    </style:style>
    <style:style style:name="One_20_Column_20_Content-outline8" style:display-name="One Column Content-outline8" style:family="presentation" style:parent-style-name="One_20_Column_20_Content-outline7">
      <style:paragraph-properties fo:margin-top="0.1cm" fo:margin-bottom="0cm"/>
      <style:text-properties fo:font-size="20pt" style:font-size-asian="20pt" style:font-size-complex="20pt"/>
    </style:style>
    <style:style style:name="One_20_Column_20_Content-outline9" style:display-name="One Column Content-outline9" style:family="presentation" style:parent-style-name="One_20_Column_20_Content-outline8">
      <style:paragraph-properties fo:margin-top="0.1cm" fo:margin-bottom="0cm"/>
      <style:text-properties fo:font-size="20pt" style:font-size-asian="20pt" style:font-size-complex="20pt"/>
    </style:style>
    <style:style style:name="One_20_Column_20_Content-subtitle" style:display-name="One Column Content-subtitle" style:family="presentation">
      <style:graphic-properties draw:stroke="none" draw:fill="none" draw:textarea-vertical-align="middle">
        <text:list-style style:name="One_20_Column_20_Content-subtitle" style:display-name="One Column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Content-title" style:display-name="One Column Content-title" style:family="presentation">
      <style:graphic-properties draw:stroke="none" draw:fill="none" draw:textarea-vertical-align="middle">
        <text:list-style style:name="One_20_Column_20_Content-title" style:display-name="One Column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linecap="butt" draw:fill="solid" draw:fill-color="#e6e4d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558cm, 0cm)" draw:image-opacity="100%" style:mirror="none"/>
    </style:style>
    <style:style style:name="Mpr1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One_20_Column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One_20_Column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One_20_Column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One_20_Column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One_20_Column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e6e4dc"/>
      <style:paragraph-properties fo:text-align="center" style:font-independent-line-spacing="true"/>
      <style:text-properties fo:font-size="18pt"/>
    </style:style>
    <style:style style:name="MP7" style:family="paragraph">
      <style:paragraph-properties fo:margin-left="0cm" fo:margin-right="0cm" fo:margin-top="0.07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1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5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0.5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1pt" fo:letter-spacing="normal" fo:language="en" fo:country="AU" fo:font-style="normal" style:text-underline-style="none" fo:font-weight="normal" fo:background-color="transparent" style:font-size-asian="11pt" style:font-style-asian="normal" style:font-weight-asian="normal" style:font-name-complex="Arial3" style:font-size-complex="11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MT4" style:family="text">
      <style:text-properties fo:text-transform="uppercase" fo:color="#a6192e" loext:opacity="100%" style:text-line-through-style="none" style:text-line-through-type="none" style:text-position="0% 100%" style:font-name="Arial3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b8b8b" loext:opacity="100%" style:text-line-through-style="none" style:text-line-through-type="none" style:text-position="0% 100%" style:font-name="Arial3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Arial3" fo:font-size="10.5pt" fo:letter-spacing="normal" fo:language="en" fo:country="AU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5.659cm" svg:height="2.118cm" svg:x="26.87cm" svg:y="0.604cm">
        <draw:image xlink:href="Pictures/10000001000001EA000000B7AAB355863F3B60DC.png" xlink:type="simple" xlink:show="embed" xlink:actuate="onLoad" draw:mime-type="image/png">
          <text:p/>
        </draw:image>
      </draw:frame>
      <draw:frame draw:name="Picture 2" draw:style-name="Mgr3" draw:text-style-name="MP5" draw:layer="backgroundobjects" svg:width="29.999cm" svg:height="0.034cm" svg:x="2cm" svg:y="3.8cm">
        <draw:image xlink:href="Pictures/100000010000027D000000014ACFAFBF4D522C9E.png" xlink:type="simple" xlink:show="embed" xlink:actuate="onLoad" draw:mime-type="image/png">
          <text:p/>
        </draw:image>
      </draw:frame>
      <draw:custom-shape draw:name="Rectangle 6" draw:style-name="Mgr4" draw:text-style-name="MP6" draw:layer="backgroundobjects" svg:width="32.529cm" svg:height="18.066cm" svg:x="0.672cm" svg:y="0.5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1" draw:text-style-name="MP8" draw:layer="backgroundobjects" svg:width="17.154cm" svg:height="0.765cm" svg:x="2cm" svg:y="7.651cm" presentation:class="outline" presentation:user-transformed="true">
        <draw:text-box>
          <text:list text:style-name="ML2">
            <text:list-item>
              <text:p text:style-name="MP7"><text:span text:style-name="MT2">DATE: 3 October 2014</text:span></text:p>
            </text:list-item>
          </text:list>
        </draw:text-box>
      </draw:frame>
      <draw:frame draw:name="Title 14" presentation:style-name="Mpr2" draw:text-style-name="MP10" draw:layer="backgroundobjects" svg:width="23.732cm" svg:height="1.799cm" svg:x="2cm" svg:y="4.124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Text Placeholder 16" presentation:style-name="Mpr1" draw:text-style-name="MP12" draw:layer="backgroundobjects" svg:width="23.729cm" svg:height="1.397cm" svg:x="2cm" svg:y="5.927cm" presentation:class="outline" presentation:user-transformed="true">
        <draw:text-box>
          <text:p text:style-name="MP11"><text:span text:style-name="MT4">Click to ADD SUBTITLE</text:span></text:p>
        </draw:text-box>
      </draw:frame>
      <draw:frame draw:name="Picture 9" draw:style-name="Mgr3" draw:text-style-name="MP5" draw:layer="backgroundobjects" svg:width="5.659cm" svg:height="2.118cm" svg:x="27.495cm" svg:y="0.504cm">
        <draw:image xlink:href="Pictures/10000001000001EA000000B7AAB355863F3B60DC.png" xlink:type="simple" xlink:show="embed" xlink:actuate="onLoad" draw:mime-type="image/png">
          <text:p/>
        </draw:image>
      </draw:frame>
      <draw:frame draw:name="Picture 2" draw:style-name="Mgr5" draw:text-style-name="MP5" draw:layer="backgroundobjects" svg:width="32.529cm" svg:height="10.03cm" svg:x="0.672cm" svg:y="8.521cm">
        <draw:image xlink:href="Pictures/10000000000009B0000004A1AB9314DE3D730307.png" xlink:type="simple" xlink:show="embed" xlink:actuate="onLoad" draw:mime-type="image/png">
          <text:p/>
        </draw:image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20_Content" style:display-name="One Column Content" style:page-layout-name="PM1" draw:style-name="Mdp1">
      <draw:frame draw:name="Picture 6" draw:style-name="Mgr3" draw:text-style-name="MP5" draw:layer="backgroundobjects" svg:width="5.659cm" svg:height="2.118cm" svg:x="26.87cm" svg:y="0.604cm">
        <draw:image xlink:href="Pictures/10000001000001EA000000B7AAB355863F3B60DC.png" xlink:type="simple" xlink:show="embed" xlink:actuate="onLoad" draw:mime-type="image/png">
          <text:p/>
        </draw:image>
      </draw:frame>
      <draw:frame draw:name="Picture 2" draw:style-name="Mgr3" draw:text-style-name="MP5" draw:layer="backgroundobjects" svg:width="29.999cm" svg:height="0.034cm" svg:x="2cm" svg:y="3.8cm">
        <draw:image xlink:href="Pictures/100000010000027D000000014ACFAFBF4D522C9E.png" xlink:type="simple" xlink:show="embed" xlink:actuate="onLoad" draw:mime-type="image/png">
          <text:p/>
        </draw:image>
      </draw:frame>
      <draw:frame draw:name="Title 1" presentation:style-name="Mpr5" draw:text-style-name="MP10" draw:layer="backgroundobjects" svg:width="23.494cm" svg:height="1.799cm" svg:x="2cm" svg:y="0.7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Content Placeholder 2" presentation:style-name="Mpr6" draw:text-style-name="MP12" draw:layer="backgroundobjects" svg:width="29.999cm" svg:height="12.571cm" svg:x="2cm" svg:y="4.5cm" presentation:class="outline" presentation:user-transformed="true">
        <draw:text-box>
          <text:list text:style-name="ML2">
            <text:list-item>
              <text:p text:style-name="MP11"><text:span text:style-name="MT5">Content no bullets</text:span></text:p>
            </text:list-item>
          </text:list>
        </draw:text-box>
      </draw:frame>
      <draw:frame draw:name="Footer Placeholder 4" presentation:style-name="Mpr7" draw:text-style-name="MP14" draw:layer="backgroundobjects" svg:width="14.734cm" svg:height="1.013cm" svg:x="2cm" svg:y="17.726cm" presentation:class="footer" presentation:user-transformed="true">
        <draw:text-box>
          <text:p text:style-name="MP13"><text:span text:style-name="MT6"><presentation:footer/></text:span></text:p>
        </draw:text-box>
      </draw:frame>
      <draw:frame draw:name="Slide Number Placeholder 5" presentation:style-name="Mpr7" draw:text-style-name="MP14" draw:layer="backgroundobjects" svg:width="7.901cm" svg:height="1.013cm" svg:x="24.271cm" svg:y="17.726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draw:frame draw:name="Text Placeholder 16" presentation:style-name="Mpr6" draw:text-style-name="MP12" draw:layer="backgroundobjects" svg:width="23.729cm" svg:height="1.321cm" svg:x="2cm" svg:y="2.524cm" presentation:class="outline" presentation:user-transformed="true">
        <draw:text-box>
          <text:p text:style-name="MP11"><text:span text:style-name="MT4">Click to ADD SUBTITLE</text:span></text:p>
        </draw:text-box>
      </draw:frame>
      <presentation:notes style:page-layout-name="PM0">
        <draw:page-thumbnail presentation:style-name="One_20_Column_20_Content-title" draw:layer="backgroundobjects" svg:width="19.798cm" svg:height="11.136cm" svg:x="0.6cm" svg:y="2.257cm" presentation:class="page"/>
        <draw:frame presentation:style-name="One_20_Column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Instructions</dc:title>
    <meta:initial-creator>Jo Chipperfield</meta:initial-creator>
    <meta:editing-cycles>43</meta:editing-cycles>
    <meta:print-date>2016-10-17T01:23:38</meta:print-date>
    <meta:creation-date>2024-05-16T03:55:14</meta:creation-date>
    <dc:date>2025-03-20T21:45:26.280202342</dc:date>
    <meta:editing-duration>P1DT6H4M16S</meta:editing-duration>
    <meta:generator>LibreOffice/7.3.7.2$Linux_X86_64 LibreOffice_project/30$Build-2</meta:generator>
    <meta:document-statistic meta:object-count="67"/>
    <meta:user-defined meta:name="AppVersion">16.0000</meta:user-defined>
    <meta:user-defined meta:name="Company">Visio Plan 2 Installation Only</meta:user-defined>
    <meta:user-defined meta:name="PresentationFormat">Widescreen</meta:user-defined>
    <meta:user-defined meta:name="Slides" meta:value-type="float">7</meta:user-defined>
    <meta:template xlink:type="simple" xlink:actuate="onRequest" xlink:title="MU 16x9 Template _2016" xlink:href=""/>
  </office:meta>
</office:document-meta>
</file>